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15cm"/>
    </style:style>
    <style:style style:name="co3" style:family="table-column">
      <style:table-column-properties fo:break-before="auto" style:column-width="3.74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ce1"/>
        <table:table-row table:style-name="ro1">
          <table:table-cell table:number-columns-repeated="2" office:value-type="string">
            <text:p>nazwa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f(m)</text:p>
          </table:table-cell>
          <table:table-cell office:value-type="string">
            <text:p>m3(i=90)</text:p>
          </table:table-cell>
          <table:table-cell office:value-type="string">
            <text:p>m3(i=60)</text:p>
          </table:table-cell>
          <table:table-cell office:value-type="string">
            <text:p>p3[lata]</text:p>
          </table:table-cell>
          <table:table-cell office:value-type="string">
            <text:p>A</text:p>
          </table:table-cell>
          <table:table-cell office:value-type="string">
            <text:p>qmt</text:p>
          </table:table-cell>
          <table:table-cell office:value-type="string">
            <text:p>p [lata]</text:p>
          </table:table-cell>
          <table:table-cell office:value-type="string">
            <text:p>a[au]</text:p>
          </table:table-cell>
          <table:table-cell office:value-type="string">
            <text:p>nazwa</text:p>
          </table:table-cell>
          <table:table-cell office:value-type="string">
            <text:p>p3</text:p>
          </table:table-cell>
          <table:table-cell/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f(m)</text:p>
          </table:table-cell>
        </table:table-row>
        <table:table-row table:style-name="ro1">
          <table:table-cell office:value-type="string">
            <text:p>AHCep:</text:p>
          </table:table-cell>
          <table:table-cell office:value-type="string">
            <text:p>IVCas</text:p>
          </table:table-cell>
          <table:table-cell office:value-type="float" office:value="18.1">
            <text:p>18,1</text:p>
          </table:table-cell>
          <table:table-cell office:value-type="float" office:value="15.9">
            <text:p>15,9</text:p>
          </table:table-cell>
          <table:table-cell office:value-type="float" office:value="0.301142">
            <text:p>0,3</text:p>
          </table:table-cell>
          <table:table-cell office:value-type="float" office:value="8.113424">
            <text:p>8,11</text:p>
          </table:table-cell>
          <table:table-cell office:value-type="float" office:value="9.585666">
            <text:p>9,59</text:p>
          </table:table-cell>
          <table:table-cell office:value-type="float" office:value="64.032079">
            <text:p>64,03</text:p>
          </table:table-cell>
          <table:table-cell office:value-type="float" office:value="0.061954">
            <text:p>0,06</text:p>
          </table:table-cell>
          <table:table-cell office:value-type="float" office:value="1.0972">
            <text:p>1,1</text:p>
          </table:table-cell>
          <table:table-cell office:value-type="float" office:value="0.004859">
            <text:p>0</text:p>
          </table:table-cell>
          <table:table-cell office:value-type="float" office:value="0.092937">
            <text:p>0,09</text:p>
          </table:table-cell>
          <table:table-cell office:value-type="string">
            <text:p>AHCep</text:p>
          </table:table-cell>
          <table:table-cell office:value-type="float" office:value="25757.165346">
            <text:p>25757,17</text:p>
          </table:table-cell>
          <table:table-cell table:formula="of:=[.N2]/365.25" office:value-type="float" office:value="70.5192754168378">
            <text:p>70,52</text:p>
          </table:table-cell>
          <table:table-cell office:value-type="float" office:value="0.065782">
            <text:p>0,07</text:p>
          </table:table-cell>
          <table:table-cell office:value-type="float" office:value="0.531615">
            <text:p>0,53</text:p>
          </table:table-cell>
          <table:table-cell office:value-type="float" office:value="72.016155">
            <text:p>72,02</text:p>
          </table:table-cell>
          <table:table-cell/>
          <table:table-cell table:formula="of:=1/([.N2]/365.25)^2*(173.15*[.P2]/SQRT(1-[.Q2]^2*COS([.R2]*PI()/180)^2))^3" office:value-type="float" office:value="0.30957359166904">
            <text:p>3,10E-001</text:p>
          </table:table-cell>
        </table:table-row>
        <table:table-row table:style-name="ro1">
          <table:table-cell office:value-type="string">
            <text:p>BOGem:</text:p>
          </table:table-cell>
          <table:table-cell office:value-type="string">
            <text:p>BOGem</text:p>
          </table:table-cell>
          <table:table-cell office:value-type="float" office:value="2.15">
            <text:p>2,15</text:p>
          </table:table-cell>
          <table:table-cell office:value-type="float" office:value="0.36">
            <text:p>0,36</text:p>
          </table:table-cell>
          <table:table-cell office:value-type="float" office:value="2.428292">
            <text:p>2,43</text:p>
          </table:table-cell>
          <table:table-cell office:value-type="float" office:value="5.283506">
            <text:p>5,28</text:p>
          </table:table-cell>
          <table:table-cell office:value-type="float" office:value="6.934724">
            <text:p>6,93</text:p>
          </table:table-cell>
          <table:table-cell office:value-type="float" office:value="85.197023">
            <text:p>85,2</text:p>
          </table:table-cell>
          <table:table-cell office:value-type="float" office:value="0.147994">
            <text:p>0,15</text:p>
          </table:table-cell>
          <table:table-cell office:value-type="float" office:value="97.3968">
            <text:p>97,4</text:p>
          </table:table-cell>
          <table:table-cell office:value-type="float" office:value="0.011139">
            <text:p>0,01</text:p>
          </table:table-cell>
          <table:table-cell office:value-type="float" office:value="0.067785">
            <text:p>0,07</text:p>
          </table:table-cell>
          <table:table-cell office:value-type="string">
            <text:p>BOGEM</text:p>
          </table:table-cell>
          <table:table-cell office:value-type="float" office:value="30798.80516">
            <text:p>30798,81</text:p>
          </table:table-cell>
          <table:table-cell table:formula="of:=[.N3]/365.25" office:value-type="float" office:value="84.3225329500342">
            <text:p>84,32</text:p>
          </table:table-cell>
          <table:table-cell office:value-type="float" office:value="0.15627">
            <text:p>0,16</text:p>
          </table:table-cell>
          <table:table-cell office:value-type="float" office:value="0.244888">
            <text:p>0,24</text:p>
          </table:table-cell>
          <table:table-cell office:value-type="float" office:value="314.057391">
            <text:p>314,06</text:p>
          </table:table-cell>
          <table:table-cell/>
          <table:table-cell table:formula="of:=1/([.N3]/365.25)^2*(173.15*[.P3]/SQRT(1-[.Q3]^2*COS([.R3]*PI()/180)^2))^3" office:value-type="float" office:value="2.91190550751643">
            <text:p>2,91E+000</text:p>
          </table:table-cell>
        </table:table-row>
        <table:table-row table:style-name="ro1">
          <table:table-cell office:value-type="string">
            <text:p>CCHer:</text:p>
          </table:table-cell>
          <table:table-cell office:value-type="string">
            <text:p>CCHer</text:p>
          </table:table-cell>
          <table:table-cell office:value-type="float" office:value="2.4">
            <text:p>2,4</text:p>
          </table:table-cell>
          <table:table-cell office:value-type="float" office:value="0.6">
            <text:p>0,6</text:p>
          </table:table-cell>
          <table:table-cell office:value-type="float" office:value="0.295751">
            <text:p>0,3</text:p>
          </table:table-cell>
          <table:table-cell office:value-type="float" office:value="1.929895">
            <text:p>1,93</text:p>
          </table:table-cell>
          <table:table-cell office:value-type="float" office:value="2.354694">
            <text:p>2,35</text:p>
          </table:table-cell>
          <table:table-cell office:value-type="float" office:value="54.414763">
            <text:p>54,41</text:p>
          </table:table-cell>
          <table:table-cell office:value-type="float" office:value="0.055212">
            <text:p>0,06</text:p>
          </table:table-cell>
          <table:table-cell office:value-type="float" office:value="1.722">
            <text:p>1,72</text:p>
          </table:table-cell>
          <table:table-cell office:value-type="float" office:value="0.004747">
            <text:p>0</text:p>
          </table:table-cell>
          <table:table-cell office:value-type="float" office:value="0.04074">
            <text:p>0,04</text:p>
          </table:table-cell>
          <table:table-cell office:value-type="string">
            <text:p>CCHer</text:p>
          </table:table-cell>
          <table:table-cell office:value-type="float" office:value="21136.40312">
            <text:p>21136,4</text:p>
          </table:table-cell>
          <table:table-cell table:formula="of:=[.N4]/365.25" office:value-type="float" office:value="57.8683179192334">
            <text:p>57,87</text:p>
          </table:table-cell>
          <table:table-cell office:value-type="float" office:value="0.057542">
            <text:p>0,06</text:p>
          </table:table-cell>
          <table:table-cell office:value-type="float" office:value="0.411029">
            <text:p>0,41</text:p>
          </table:table-cell>
          <table:table-cell office:value-type="float" office:value="113.08453">
            <text:p>113,08</text:p>
          </table:table-cell>
          <table:table-cell/>
          <table:table-cell table:formula="of:=1/([.N4]/365.25)^2*(173.15*[.P4]/SQRT(1-[.Q4]^2*COS([.R4]*PI()/180)^2))^3" office:value-type="float" office:value="0.307244273850804">
            <text:p>3,07E-001</text:p>
          </table:table-cell>
        </table:table-row>
        <table:table-row table:style-name="ro1">
          <table:table-cell office:value-type="string">
            <text:p>IVCas:</text:p>
          </table:table-cell>
          <table:table-cell office:value-type="string">
            <text:p>IVCas</text:p>
          </table:table-cell>
          <table:table-cell office:value-type="float" office:value="2.15">
            <text:p>2,15</text:p>
          </table:table-cell>
          <table:table-cell office:value-type="float" office:value="1.1">
            <text:p>1,1</text:p>
          </table:table-cell>
          <table:table-cell office:value-type="float" office:value="0.11512">
            <text:p>0,12</text:p>
          </table:table-cell>
          <table:table-cell office:value-type="float" office:value="1.34443">
            <text:p>1,34</text:p>
          </table:table-cell>
          <table:table-cell office:value-type="float" office:value="1.612149">
            <text:p>1,61</text:p>
          </table:table-cell>
          <table:table-cell office:value-type="float" office:value="68.279162">
            <text:p>68,28</text:p>
          </table:table-cell>
          <table:table-cell office:value-type="float" office:value="0.046938">
            <text:p>0,05</text:p>
          </table:table-cell>
          <table:table-cell office:value-type="float" office:value="-0.8625">
            <text:p>-0,86</text:p>
          </table:table-cell>
          <table:table-cell office:value-type="float" office:value="0.002734">
            <text:p>0</text:p>
          </table:table-cell>
          <table:table-cell office:value-type="float" office:value="0.02896">
            <text:p>0,03</text:p>
          </table:table-cell>
          <table:table-cell office:value-type="string">
            <text:p>IVCas</text:p>
          </table:table-cell>
          <table:table-cell office:value-type="float" office:value="24104.060262">
            <text:p>24104,06</text:p>
          </table:table-cell>
          <table:table-cell table:formula="of:=[.N5]/365.25" office:value-type="float" office:value="65.9933203613963">
            <text:p>65,99</text:p>
          </table:table-cell>
          <table:table-cell office:value-type="float" office:value="0.044137">
            <text:p>0,04</text:p>
          </table:table-cell>
          <table:table-cell office:value-type="float" office:value="0.26994">
            <text:p>0,27</text:p>
          </table:table-cell>
          <table:table-cell office:value-type="float" office:value="302.804518">
            <text:p>302,8</text:p>
          </table:table-cell>
          <table:table-cell/>
          <table:table-cell table:formula="of:=1/([.N5]/365.25)^2*(173.15*[.P5]/SQRT(1-[.Q5]^2*COS([.R5]*PI()/180)^2))^3" office:value-type="float" office:value="0.105866901250257">
            <text:p>1,06E-001</text:p>
          </table:table-cell>
        </table:table-row>
        <table:table-row table:style-name="ro1">
          <table:table-cell office:value-type="string">
            <text:p>RWCap:</text:p>
          </table:table-cell>
          <table:table-cell office:value-type="string">
            <text:p>RWCap</text:p>
          </table:table-cell>
          <table:table-cell office:value-type="float" office:value="2.05">
            <text:p>2,05</text:p>
          </table:table-cell>
          <table:table-cell office:value-type="float" office:value="0.92">
            <text:p>0,92</text:p>
          </table:table-cell>
          <table:table-cell office:value-type="float" office:value="4.115551">
            <text:p>4,12</text:p>
          </table:table-cell>
          <table:table-cell office:value-type="float" office:value="7.829886">
            <text:p>7,83</text:p>
          </table:table-cell>
          <table:table-cell office:value-type="float" office:value="10.449871">
            <text:p>10,45</text:p>
          </table:table-cell>
          <table:table-cell office:value-type="float" office:value="92.769895">
            <text:p>92,77</text:p>
          </table:table-cell>
          <table:table-cell office:value-type="float" office:value="0.189083">
            <text:p>0,19</text:p>
          </table:table-cell>
          <table:table-cell office:value-type="float" office:value="-134.4532">
            <text:p>-134,45</text:p>
          </table:table-cell>
          <table:table-cell office:value-type="float" office:value="0.009288">
            <text:p>0,01</text:p>
          </table:table-cell>
          <table:table-cell office:value-type="float" office:value="0.063514">
            <text:p>0,06</text:p>
          </table:table-cell>
          <table:table-cell office:value-type="string">
            <text:p>RWCap</text:p>
          </table:table-cell>
          <table:table-cell office:value-type="float" office:value="27534.909628">
            <text:p>27534,91</text:p>
          </table:table-cell>
          <table:table-cell table:formula="of:=[.N6]/365.25" office:value-type="float" office:value="75.3864739986311">
            <text:p>75,39</text:p>
          </table:table-cell>
          <table:table-cell office:value-type="float" office:value="0.131135">
            <text:p>0,13</text:p>
          </table:table-cell>
          <table:table-cell office:value-type="float" office:value="0.11101">
            <text:p>0,11</text:p>
          </table:table-cell>
          <table:table-cell office:value-type="float" office:value="56.66144">
            <text:p>56,66</text:p>
          </table:table-cell>
          <table:table-cell/>
          <table:table-cell table:formula="of:=1/([.N6]/365.25)^2*(173.15*[.P6]/SQRT(1-[.Q6]^2*COS([.R6]*PI()/180)^2))^3" office:value-type="float" office:value="2.07140861237264">
            <text:p>2,07E+000</text:p>
          </table:table-cell>
        </table:table-row>
        <table:table-row table:style-name="ro1">
          <table:table-cell office:value-type="string">
            <text:p>RWPer:</text:p>
          </table:table-cell>
          <table:table-cell office:value-type="string">
            <text:p>RWPer</text:p>
          </table:table-cell>
          <table:table-cell office:value-type="float" office:value="2.4">
            <text:p>2,4</text:p>
          </table:table-cell>
          <table:table-cell office:value-type="float" office:value="0.38">
            <text:p>0,38</text:p>
          </table:table-cell>
          <table:table-cell office:value-type="float" office:value="1.084565">
            <text:p>1,08</text:p>
          </table:table-cell>
          <table:table-cell office:value-type="float" office:value="3.495604">
            <text:p>3,5</text:p>
          </table:table-cell>
          <table:table-cell office:value-type="float" office:value="4.426104">
            <text:p>4,43</text:p>
          </table:table-cell>
          <table:table-cell office:value-type="float" office:value="90.958575">
            <text:p>90,96</text:p>
          </table:table-cell>
          <table:table-cell office:value-type="float" office:value="0.10832">
            <text:p>0,11</text:p>
          </table:table-cell>
          <table:table-cell office:value-type="float" office:value="3.9877">
            <text:p>3,99</text:p>
          </table:table-cell>
          <table:table-cell office:value-type="float" office:value="0.036136">
            <text:p>0,04</text:p>
          </table:table-cell>
          <table:table-cell office:value-type="float" office:value="0.153689">
            <text:p>0,15</text:p>
          </table:table-cell>
          <table:table-cell office:value-type="string">
            <text:p>RWPer</text:p>
          </table:table-cell>
          <table:table-cell office:value-type="float" office:value="31097.151776">
            <text:p>31097,15</text:p>
          </table:table-cell>
          <table:table-cell table:formula="of:=[.N7]/365.25" office:value-type="float" office:value="85.139361467488">
            <text:p>85,14</text:p>
          </table:table-cell>
          <table:table-cell office:value-type="float" office:value="0.112703">
            <text:p>0,11</text:p>
          </table:table-cell>
          <table:table-cell office:value-type="float" office:value="0.269571">
            <text:p>0,27</text:p>
          </table:table-cell>
          <table:table-cell office:value-type="float" office:value="202.359984">
            <text:p>202,36</text:p>
          </table:table-cell>
          <table:table-cell/>
          <table:table-cell table:formula="of:=1/([.N7]/365.25)^2*(173.15*[.P7]/SQRT(1-[.Q7]^2*COS([.R7]*PI()/180)^2))^3" office:value-type="float" office:value="1.12879289169644">
            <text:p>1,13E+000</text:p>
          </table:table-cell>
        </table:table-row>
        <table:table-row table:style-name="ro1">
          <table:table-cell office:value-type="string">
            <text:p>RWTau:</text:p>
          </table:table-cell>
          <table:table-cell office:value-type="string">
            <text:p>RWTau</text:p>
          </table:table-cell>
          <table:table-cell office:value-type="float" office:value="3.25">
            <text:p>3,25</text:p>
          </table:table-cell>
          <table:table-cell office:value-type="float" office:value="0.71">
            <text:p>0,71</text:p>
          </table:table-cell>
          <table:table-cell office:value-type="float" office:value="0.116501">
            <text:p>0,12</text:p>
          </table:table-cell>
          <table:table-cell office:value-type="float" office:value="1.517654">
            <text:p>1,52</text:p>
          </table:table-cell>
          <table:table-cell office:value-type="float" office:value="1.815373">
            <text:p>1,82</text:p>
          </table:table-cell>
          <table:table-cell office:value-type="float" office:value="62.644285">
            <text:p>62,64</text:p>
          </table:table-cell>
          <table:table-cell office:value-type="float" office:value="0.043881">
            <text:p>0,04</text:p>
          </table:table-cell>
          <table:table-cell office:value-type="float" office:value="-26.6659">
            <text:p>-26,67</text:p>
          </table:table-cell>
          <table:table-cell office:value-type="float" office:value="0.007581">
            <text:p>0,01</text:p>
          </table:table-cell>
          <table:table-cell office:value-type="float" office:value="0.061052">
            <text:p>0,06</text:p>
          </table:table-cell>
          <table:table-cell office:value-type="string">
            <text:p>RWTau</text:p>
          </table:table-cell>
          <table:table-cell office:value-type="float" office:value="23978.366294">
            <text:p>23978,37</text:p>
          </table:table-cell>
          <table:table-cell table:formula="of:=[.N8]/365.25" office:value-type="float" office:value="65.6491890321697">
            <text:p>65,65</text:p>
          </table:table-cell>
          <table:table-cell office:value-type="float" office:value="0.044346">
            <text:p>0,04</text:p>
          </table:table-cell>
          <table:table-cell office:value-type="float" office:value="0.475568">
            <text:p>0,48</text:p>
          </table:table-cell>
          <table:table-cell office:value-type="float" office:value="73.857575">
            <text:p>73,86</text:p>
          </table:table-cell>
          <table:table-cell/>
          <table:table-cell table:formula="of:=1/([.N8]/365.25)^2*(173.15*[.P8]/SQRT(1-[.Q8]^2*COS([.R8]*PI()/180)^2))^3" office:value-type="float" office:value="0.107860262464543">
            <text:p>1,08E-001</text:p>
          </table:table-cell>
        </table:table-row>
        <table:table-row table:style-name="ro1">
          <table:table-cell office:value-type="string">
            <text:p>RXGem:</text:p>
          </table:table-cell>
          <table:table-cell office:value-type="string">
            <text:p>RXGem</text:p>
          </table:table-cell>
          <table:table-cell office:value-type="float" office:value="2.4">
            <text:p>2,4</text:p>
          </table:table-cell>
          <table:table-cell office:value-type="float" office:value="0.43">
            <text:p>0,43</text:p>
          </table:table-cell>
          <table:table-cell office:value-type="float" office:value="0.942239">
            <text:p>0,94</text:p>
          </table:table-cell>
          <table:table-cell office:value-type="float" office:value="3.274602">
            <text:p>3,27</text:p>
          </table:table-cell>
          <table:table-cell office:value-type="float" office:value="4.124432">
            <text:p>4,12</text:p>
          </table:table-cell>
          <table:table-cell office:value-type="float" office:value="69.774455">
            <text:p>69,77</text:p>
          </table:table-cell>
          <table:table-cell office:value-type="float" office:value="0.095968">
            <text:p>0,1</text:p>
          </table:table-cell>
          <table:table-cell office:value-type="float" office:value="0">
            <text:p>0</text:p>
          </table:table-cell>
          <table:table-cell office:value-type="float" office:value="0.033425">
            <text:p>0,03</text:p>
          </table:table-cell>
          <table:table-cell office:value-type="float" office:value="0.146773">
            <text:p>0,15</text:p>
          </table:table-cell>
          <table:table-cell office:value-type="string">
            <text:p>RXGem</text:p>
          </table:table-cell>
          <table:table-cell office:value-type="float" office:value="25284.982635">
            <text:p>25284,98</text:p>
          </table:table-cell>
          <table:table-cell table:formula="of:=[.N9]/365.25" office:value-type="float" office:value="69.2265096098563">
            <text:p>69,23</text:p>
          </table:table-cell>
          <table:table-cell office:value-type="float" office:value="0.09805">
            <text:p>0,1</text:p>
          </table:table-cell>
          <table:table-cell office:value-type="float" office:value="0.295222">
            <text:p>0,3</text:p>
          </table:table-cell>
          <table:table-cell office:value-type="float" office:value="15.44693">
            <text:p>15,45</text:p>
          </table:table-cell>
          <table:table-cell/>
          <table:table-cell table:formula="of:=1/([.N9]/365.25)^2*(173.15*[.P9]/SQRT(1-[.Q9]^2*COS([.R9]*PI()/180)^2))^3" office:value-type="float" office:value="1.15897250058943">
            <text:p>1,16E+000</text:p>
          </table:table-cell>
        </table:table-row>
        <table:table-row table:style-name="ro1">
          <table:table-cell office:value-type="string">
            <text:p>RZAur:</text:p>
          </table:table-cell>
          <table:table-cell office:value-type="string">
            <text:p>RZAur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9427">
            <text:p>0,19</text:p>
          </table:table-cell>
          <table:table-cell office:value-type="float" office:value="1.475226">
            <text:p>1,48</text:p>
          </table:table-cell>
          <table:table-cell office:value-type="float" office:value="1.790385">
            <text:p>1,79</text:p>
          </table:table-cell>
          <table:table-cell office:value-type="float" office:value="86.975208">
            <text:p>86,98</text:p>
          </table:table-cell>
          <table:table-cell office:value-type="float" office:value="0.063323">
            <text:p>0,06</text:p>
          </table:table-cell>
          <table:table-cell office:value-type="float" office:value="0">
            <text:p>0</text:p>
          </table:table-cell>
          <table:table-cell office:value-type="float" office:value="0.008243">
            <text:p>0,01</text:p>
          </table:table-cell>
          <table:table-cell office:value-type="float" office:value="0.056037">
            <text:p>0,06</text:p>
          </table:table-cell>
          <table:table-cell office:value-type="string">
            <text:p>RZAur</text:p>
          </table:table-cell>
          <table:table-cell office:value-type="float" office:value="35172.448046">
            <text:p>35172,45</text:p>
          </table:table-cell>
          <table:table-cell table:formula="of:=[.N10]/365.25" office:value-type="float" office:value="96.296914568104">
            <text:p>96,3</text:p>
          </table:table-cell>
          <table:table-cell office:value-type="float" office:value="0.074009">
            <text:p>0,07</text:p>
          </table:table-cell>
          <table:table-cell office:value-type="float" office:value="0.093804">
            <text:p>0,09</text:p>
          </table:table-cell>
          <table:table-cell office:value-type="float" office:value="164.773615">
            <text:p>164,77</text:p>
          </table:table-cell>
          <table:table-cell/>
          <table:table-cell table:formula="of:=1/([.N10]/365.25)^2*(173.15*[.P10]/SQRT(1-[.Q10]^2*COS([.R10]*PI()/180)^2))^3" office:value-type="float" office:value="0.229749782011216">
            <text:p>2,30E-001</text:p>
          </table:table-cell>
        </table:table-row>
        <table:table-row table:style-name="ro1">
          <table:table-cell office:value-type="string">
            <text:p>SWCyg:</text:p>
          </table:table-cell>
          <table:table-cell office:value-type="string">
            <text:p>SWCyg</text:p>
          </table:table-cell>
          <table:table-cell office:value-type="float" office:value="2.25">
            <text:p>2,25</text:p>
          </table:table-cell>
          <table:table-cell office:value-type="float" office:value="0.68">
            <text:p>0,68</text:p>
          </table:table-cell>
          <table:table-cell office:value-type="float" office:value="2.327426">
            <text:p>2,33</text:p>
          </table:table-cell>
          <table:table-cell office:value-type="float" office:value="5.480939">
            <text:p>5,48</text:p>
          </table:table-cell>
          <table:table-cell office:value-type="float" office:value="7.132194">
            <text:p>7,13</text:p>
          </table:table-cell>
          <table:table-cell office:value-type="float" office:value="85.306634">
            <text:p>85,31</text:p>
          </table:table-cell>
          <table:table-cell office:value-type="float" office:value="0.148327">
            <text:p>0,15</text:p>
          </table:table-cell>
          <table:table-cell office:value-type="float" office:value="137.2145">
            <text:p>137,21</text:p>
          </table:table-cell>
          <table:table-cell office:value-type="float" office:value="0.01252">
            <text:p>0,01</text:p>
          </table:table-cell>
          <table:table-cell office:value-type="float" office:value="0.077155">
            <text:p>0,08</text:p>
          </table:table-cell>
          <table:table-cell office:value-type="string">
            <text:p>SWCyg</text:p>
          </table:table-cell>
          <table:table-cell office:value-type="float" office:value="28850.433393">
            <text:p>28850,43</text:p>
          </table:table-cell>
          <table:table-cell table:formula="of:=[.N11]/365.25" office:value-type="float" office:value="78.9881817741273">
            <text:p>78,99</text:p>
          </table:table-cell>
          <table:table-cell office:value-type="float" office:value="0.128441">
            <text:p>0,13</text:p>
          </table:table-cell>
          <table:table-cell office:value-type="float" office:value="0.221733">
            <text:p>0,22</text:p>
          </table:table-cell>
          <table:table-cell office:value-type="float" office:value="54.365923">
            <text:p>54,37</text:p>
          </table:table-cell>
          <table:table-cell/>
          <table:table-cell table:formula="of:=1/([.N11]/365.25)^2*(173.15*[.P11]/SQRT(1-[.Q11]^2*COS([.R11]*PI()/180)^2))^3" office:value-type="float" office:value="1.80807922887253">
            <text:p>1,81E+000</text:p>
          </table:table-cell>
        </table:table-row>
        <table:table-row table:style-name="ro1">
          <table:table-cell office:value-type="string">
            <text:p>SWOph:</text:p>
          </table:table-cell>
          <table:table-cell office:value-type="string">
            <text:p>SWOph</text:p>
          </table:table-cell>
          <table:table-cell office:value-type="float" office:value="2.4">
            <text:p>2,4</text:p>
          </table:table-cell>
          <table:table-cell office:value-type="float" office:value="0.6">
            <text:p>0,6</text:p>
          </table:table-cell>
          <table:table-cell office:value-type="float" office:value="0.449453">
            <text:p>0,45</text:p>
          </table:table-cell>
          <table:table-cell office:value-type="float" office:value="2.340302">
            <text:p>2,34</text:p>
          </table:table-cell>
          <table:table-cell office:value-type="float" office:value="2.882198">
            <text:p>2,88</text:p>
          </table:table-cell>
          <table:table-cell office:value-type="float" office:value="65.198289">
            <text:p>65,2</text:p>
          </table:table-cell>
          <table:table-cell office:value-type="float" office:value="0.070516">
            <text:p>0,07</text:p>
          </table:table-cell>
          <table:table-cell office:value-type="float" office:value="54.246">
            <text:p>54,25</text:p>
          </table:table-cell>
          <table:table-cell office:value-type="float" office:value="0.006697">
            <text:p>0,01</text:p>
          </table:table-cell>
          <table:table-cell office:value-type="float" office:value="0.051241">
            <text:p>0,05</text:p>
          </table:table-cell>
          <table:table-cell office:value-type="string">
            <text:p>SWOph</text:p>
          </table:table-cell>
          <table:table-cell office:value-type="float" office:value="28847.64571">
            <text:p>28847,65</text:p>
          </table:table-cell>
          <table:table-cell table:formula="of:=[.N12]/365.25" office:value-type="float" office:value="78.9805495140315">
            <text:p>78,98</text:p>
          </table:table-cell>
          <table:table-cell office:value-type="float" office:value="0.098911">
            <text:p>0,1</text:p>
          </table:table-cell>
          <table:table-cell office:value-type="float" office:value="0.603517">
            <text:p>0,6</text:p>
          </table:table-cell>
          <table:table-cell office:value-type="float" office:value="335.476044">
            <text:p>335,48</text:p>
          </table:table-cell>
          <table:table-cell/>
          <table:table-cell table:formula="of:=1/([.N12]/365.25)^2*(173.15*[.P12]/SQRT(1-[.Q12]^2*COS([.R12]*PI()/180)^2))^3" office:value-type="float" office:value="1.37940935865448">
            <text:p>1,38E+000</text:p>
          </table:table-cell>
        </table:table-row>
        <table:table-row table:style-name="ro1">
          <table:table-cell office:value-type="string">
            <text:p>SZCam:</text:p>
          </table:table-cell>
          <table:table-cell office:value-type="string">
            <text:p>SZCam</text:p>
          </table:table-cell>
          <table:table-cell office:value-type="float" office:value="16.6">
            <text:p>16,6</text:p>
          </table:table-cell>
          <table:table-cell office:value-type="float" office:value="4.2">
            <text:p>4,2</text:p>
          </table:table-cell>
          <table:table-cell office:value-type="float" office:value="3.661557">
            <text:p>3,66</text:p>
          </table:table-cell>
          <table:table-cell office:value-type="float" office:value="17.518345">
            <text:p>17,52</text:p>
          </table:table-cell>
          <table:table-cell office:value-type="float" office:value="21.661473">
            <text:p>21,66</text:p>
          </table:table-cell>
          <table:table-cell office:value-type="float" office:value="54.153943">
            <text:p>54,15</text:p>
          </table:table-cell>
          <table:table-cell office:value-type="float" office:value="0.089068">
            <text:p>0,09</text:p>
          </table:table-cell>
          <table:table-cell office:value-type="float" office:value="0">
            <text:p>0</text:p>
          </table:table-cell>
          <table:table-cell office:value-type="float" office:value="0.007388">
            <text:p>0,01</text:p>
          </table:table-cell>
          <table:table-cell office:value-type="float" office:value="0.104321">
            <text:p>0,1</text:p>
          </table:table-cell>
          <table:table-cell office:value-type="string">
            <text:p>SZCam</text:p>
          </table:table-cell>
          <table:table-cell office:value-type="float" office:value="21088.804194">
            <text:p>21088,8</text:p>
          </table:table-cell>
          <table:table-cell table:formula="of:=[.N13]/365.25" office:value-type="float" office:value="57.7379991622177">
            <text:p>57,74</text:p>
          </table:table-cell>
          <table:table-cell office:value-type="float" office:value="0.089706">
            <text:p>0,09</text:p>
          </table:table-cell>
          <table:table-cell office:value-type="float" office:value="0.704974">
            <text:p>0,7</text:p>
          </table:table-cell>
          <table:table-cell office:value-type="float" office:value="26.65574">
            <text:p>26,66</text:p>
          </table:table-cell>
          <table:table-cell/>
          <table:table-cell table:formula="of:=1/([.N13]/365.25)^2*(173.15*[.P13]/SQRT(1-[.Q13]^2*COS([.R13]*PI()/180)^2))^3" office:value-type="float" office:value="2.40043519183682">
            <text:p>2,40E+000</text:p>
          </table:table-cell>
        </table:table-row>
        <table:table-row table:style-name="ro1">
          <table:table-cell office:value-type="string">
            <text:p>TLMi:</text:p>
          </table:table-cell>
          <table:table-cell office:value-type="string">
            <text:p>TLMi</text:p>
          </table:table-cell>
          <table:table-cell office:value-type="float" office:value="2.05">
            <text:p>2,05</text:p>
          </table:table-cell>
          <table:table-cell office:value-type="float" office:value="0.33">
            <text:p>0,33</text:p>
          </table:table-cell>
          <table:table-cell office:value-type="float" office:value="0.340719">
            <text:p>0,34</text:p>
          </table:table-cell>
          <table:table-cell office:value-type="float" office:value="1.81741">
            <text:p>1,82</text:p>
          </table:table-cell>
          <table:table-cell office:value-type="float" office:value="2.235798">
            <text:p>2,24</text:p>
          </table:table-cell>
          <table:table-cell office:value-type="float" office:value="123.420191">
            <text:p>123,42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008268">
            <text:p>0,01</text:p>
          </table:table-cell>
          <table:table-cell office:value-type="float" office:value="0.054592">
            <text:p>0,05</text:p>
          </table:table-cell>
          <table:table-cell office:value-type="string">
            <text:p>TLMi</text:p>
          </table:table-cell>
          <table:table-cell office:value-type="float" office:value="52048.527309">
            <text:p>52048,53</text:p>
          </table:table-cell>
          <table:table-cell table:formula="of:=[.N14]/365.25" office:value-type="float" office:value="142.501101462012">
            <text:p>142,5</text:p>
          </table:table-cell>
          <table:table-cell office:value-type="float" office:value="0.127671">
            <text:p>0,13</text:p>
          </table:table-cell>
          <table:table-cell office:value-type="float" office:value="0.047075">
            <text:p>0,05</text:p>
          </table:table-cell>
          <table:table-cell office:value-type="float" office:value="318.870114">
            <text:p>318,87</text:p>
          </table:table-cell>
          <table:table-cell/>
          <table:table-cell table:formula="of:=1/([.N14]/365.25)^2*(173.15*[.P14]/SQRT(1-[.Q14]^2*COS([.R14]*PI()/180)^2))^3" office:value-type="float" office:value="0.533000199692107">
            <text:p>5,33E-001</text:p>
          </table:table-cell>
        </table:table-row>
        <table:table-row table:style-name="ro1">
          <table:table-cell office:value-type="string">
            <text:p>TTAnd:</text:p>
          </table:table-cell>
          <table:table-cell office:value-type="string">
            <text:p>TTAnd</text:p>
          </table:table-cell>
          <table:table-cell office:value-type="float" office:value="2.15">
            <text:p>2,15</text:p>
          </table:table-cell>
          <table:table-cell office:value-type="float" office:value="0.62">
            <text:p>0,62</text:p>
          </table:table-cell>
          <table:table-cell office:value-type="float" office:value="1.077985">
            <text:p>1,08</text:p>
          </table:table-cell>
          <table:table-cell office:value-type="float" office:value="3.478451">
            <text:p>3,48</text:p>
          </table:table-cell>
          <table:table-cell office:value-type="float" office:value="4.40401">
            <text:p>4,4</text:p>
          </table:table-cell>
          <table:table-cell office:value-type="float" office:value="255.103196">
            <text:p>255,1</text:p>
          </table:table-cell>
          <table:table-cell office:value-type="float" office:value="0.229192">
            <text:p>0,23</text:p>
          </table:table-cell>
          <table:table-cell office:value-type="float" office:value="0">
            <text:p>0</text:p>
          </table:table-cell>
          <table:table-cell office:value-type="float" office:value="0.00757">
            <text:p>0,01</text:p>
          </table:table-cell>
          <table:table-cell office:value-type="float" office:value="0.054147">
            <text:p>0,05</text:p>
          </table:table-cell>
          <table:table-cell office:value-type="string">
            <text:p>TTAnd</text:p>
          </table:table-cell>
          <table:table-cell office:value-type="float" office:value="95073.063118">
            <text:p>95073,06</text:p>
          </table:table-cell>
          <table:table-cell table:formula="of:=[.N15]/365.25" office:value-type="float" office:value="260.295860692676">
            <text:p>260,3</text:p>
          </table:table-cell>
          <table:table-cell office:value-type="float" office:value="0.226243">
            <text:p>0,23</text:p>
          </table:table-cell>
          <table:table-cell office:value-type="float" office:value="0.401925">
            <text:p>0,4</text:p>
          </table:table-cell>
          <table:table-cell office:value-type="float" office:value="51.327224">
            <text:p>51,33</text:p>
          </table:table-cell>
          <table:table-cell/>
          <table:table-cell table:formula="of:=1/([.N15]/365.25)^2*(173.15*[.P15]/SQRT(1-[.Q15]^2*COS([.R15]*PI()/180)^2))^3" office:value-type="float" office:value="0.978368921187054">
            <text:p>9,78E-001</text:p>
          </table:table-cell>
        </table:table-row>
        <table:table-row table:style-name="ro1">
          <table:table-cell office:value-type="string">
            <text:p>TTAnd:</text:p>
          </table:table-cell>
          <table:table-cell office:value-type="string">
            <text:p>TUHer</text:p>
          </table:table-cell>
          <table:table-cell office:value-type="float" office:value="1.27">
            <text:p>1,27</text:p>
          </table:table-cell>
          <table:table-cell office:value-type="float" office:value="0.51">
            <text:p>0,51</text:p>
          </table:table-cell>
          <table:table-cell office:value-type="float" office:value="0.701845">
            <text:p>0,7</text:p>
          </table:table-cell>
          <table:table-cell office:value-type="float" office:value="2.250836">
            <text:p>2,25</text:p>
          </table:table-cell>
          <table:table-cell office:value-type="float" office:value="2.851027">
            <text:p>2,85</text:p>
          </table:table-cell>
          <table:table-cell office:value-type="float" office:value="63.895124">
            <text:p>63,9</text:p>
          </table:table-cell>
          <table:table-cell office:value-type="float" office:value="0.080353">
            <text:p>0,08</text:p>
          </table:table-cell>
          <table:table-cell office:value-type="float" office:value="-82.9843">
            <text:p>-82,98</text:p>
          </table:table-cell>
          <table:table-cell office:value-type="float" office:value="0.006207">
            <text:p>0,01</text:p>
          </table:table-cell>
          <table:table-cell office:value-type="float" office:value="0.040931">
            <text:p>0,04</text:p>
          </table:table-cell>
          <table:table-cell office:value-type="string">
            <text:p>TUHer</text:p>
          </table:table-cell>
          <table:table-cell office:value-type="float" office:value="23452.16731">
            <text:p>23452,17</text:p>
          </table:table-cell>
          <table:table-cell table:formula="of:=[.N16]/365.25" office:value-type="float" office:value="64.2085347296372">
            <text:p>64,21</text:p>
          </table:table-cell>
          <table:table-cell office:value-type="float" office:value="0.083371">
            <text:p>0,08</text:p>
          </table:table-cell>
          <table:table-cell office:value-type="float" office:value="0.371813">
            <text:p>0,37</text:p>
          </table:table-cell>
          <table:table-cell office:value-type="float" office:value="265.090028">
            <text:p>265,09</text:p>
          </table:table-cell>
          <table:table-cell/>
          <table:table-cell table:formula="of:=1/([.N16]/365.25)^2*(173.15*[.P16]/SQRT(1-[.Q16]^2*COS([.R16]*PI()/180)^2))^3" office:value-type="float" office:value="0.730780714387722">
            <text:p>7,31E-001</text:p>
          </table:table-cell>
        </table:table-row>
        <table:table-row table:style-name="ro1">
          <table:table-cell office:value-type="string">
            <text:p>TUHer:</text:p>
          </table:table-cell>
          <table:table-cell office:value-type="string">
            <text:p>TWLac</text:p>
          </table:table-cell>
          <table:table-cell office:value-type="float" office:value="2.15">
            <text:p>2,15</text:p>
          </table:table-cell>
          <table:table-cell office:value-type="float" office:value="0.56">
            <text:p>0,56</text:p>
          </table:table-cell>
          <table:table-cell office:value-type="float" office:value="0.530995">
            <text:p>0,53</text:p>
          </table:table-cell>
          <table:table-cell office:value-type="float" office:value="2.403486">
            <text:p>2,4</text:p>
          </table:table-cell>
          <table:table-cell office:value-type="float" office:value="2.980261">
            <text:p>2,98</text:p>
          </table:table-cell>
          <table:table-cell office:value-type="float" office:value="53.504923">
            <text:p>53,5</text:p>
          </table:table-cell>
          <table:table-cell office:value-type="float" office:value="0.06584">
            <text:p>0,07</text:p>
          </table:table-cell>
          <table:table-cell office:value-type="float" office:value="0">
            <text:p>0</text:p>
          </table:table-cell>
          <table:table-cell office:value-type="float" office:value="0.008316">
            <text:p>0,01</text:p>
          </table:table-cell>
          <table:table-cell office:value-type="float" office:value="0.057228">
            <text:p>0,06</text:p>
          </table:table-cell>
          <table:table-cell office:value-type="string">
            <text:p>TWLac</text:p>
          </table:table-cell>
          <table:table-cell office:value-type="float" office:value="27701.604917">
            <text:p>27701,6</text:p>
          </table:table-cell>
          <table:table-cell table:formula="of:=[.N17]/365.25" office:value-type="float" office:value="75.842860826831">
            <text:p>75,84</text:p>
          </table:table-cell>
          <table:table-cell office:value-type="float" office:value="0.071467">
            <text:p>0,07</text:p>
          </table:table-cell>
          <table:table-cell office:value-type="float" office:value="0.480742">
            <text:p>0,48</text:p>
          </table:table-cell>
          <table:table-cell office:value-type="float" office:value="281.841484">
            <text:p>281,84</text:p>
          </table:table-cell>
          <table:table-cell/>
          <table:table-cell table:formula="of:=1/([.N17]/365.25)^2*(173.15*[.P17]/SQRT(1-[.Q17]^2*COS([.R17]*PI()/180)^2))^3" office:value-type="float" office:value="0.334291677823987">
            <text:p>3,34E-001</text:p>
          </table:table-cell>
        </table:table-row>
        <table:table-row table:style-name="ro1">
          <table:table-cell office:value-type="string">
            <text:p>TWLac:</text:p>
          </table:table-cell>
          <table:table-cell office:value-type="string">
            <text:p>TXAri</text:p>
          </table:table-cell>
          <table:table-cell table:number-columns-repeated="2" office:value-type="float" office:value="1">
            <text:p>1</text:p>
          </table:table-cell>
          <table:table-cell office:value-type="float" office:value="3.246299">
            <text:p>3,25</text:p>
          </table:table-cell>
          <table:table-cell office:value-type="float" office:value="5.84697">
            <text:p>5,85</text:p>
          </table:table-cell>
          <table:table-cell office:value-type="float" office:value="7.863643">
            <text:p>7,86</text:p>
          </table:table-cell>
          <table:table-cell office:value-type="float" office:value="40.255998">
            <text:p>40,26</text:p>
          </table:table-cell>
          <table:table-cell office:value-type="float" office:value="0.100405">
            <text:p>0,1</text:p>
          </table:table-cell>
          <table:table-cell office:value-type="float" office:value="0">
            <text:p>0</text:p>
          </table:table-cell>
          <table:table-cell office:value-type="float" office:value="0.007368">
            <text:p>0,01</text:p>
          </table:table-cell>
          <table:table-cell office:value-type="float" office:value="0.047708">
            <text:p>0,05</text:p>
          </table:table-cell>
          <table:table-cell office:value-type="string">
            <text:p>TXAri</text:p>
          </table:table-cell>
          <table:table-cell office:value-type="float" office:value="15184.453246">
            <text:p>15184,45</text:p>
          </table:table-cell>
          <table:table-cell table:formula="of:=[.N18]/365.25" office:value-type="float" office:value="41.5727672717317">
            <text:p>41,57</text:p>
          </table:table-cell>
          <table:table-cell office:value-type="float" office:value="0.106385">
            <text:p>0,11</text:p>
          </table:table-cell>
          <table:table-cell office:value-type="float" office:value="0.441612">
            <text:p>0,44</text:p>
          </table:table-cell>
          <table:table-cell office:value-type="float" office:value="199.230705">
            <text:p>199,23</text:p>
          </table:table-cell>
          <table:table-cell/>
          <table:table-cell table:formula="of:=1/([.N18]/365.25)^2*(173.15*[.P18]/SQRT(1-[.Q18]^2*COS([.R18]*PI()/180)^2))^3" office:value-type="float" office:value="4.81629975167905">
            <text:p>4,82E+000</text:p>
          </table:table-cell>
        </table:table-row>
        <table:table-row table:style-name="ro1">
          <table:table-cell office:value-type="string">
            <text:p>TXAri:</text:p>
          </table:table-cell>
          <table:table-cell office:value-type="string">
            <text:p>TYPeg</text:p>
          </table:table-cell>
          <table:table-cell office:value-type="float" office:value="2.15">
            <text:p>2,15</text:p>
          </table:table-cell>
          <table:table-cell office:value-type="float" office:value="0.3">
            <text:p>0,3</text:p>
          </table:table-cell>
          <table:table-cell office:value-type="float" office:value="0.207438">
            <text:p>0,21</text:p>
          </table:table-cell>
          <table:table-cell office:value-type="float" office:value="1.472271">
            <text:p>1,47</text:p>
          </table:table-cell>
          <table:table-cell office:value-type="float" office:value="1.790897">
            <text:p>1,79</text:p>
          </table:table-cell>
          <table:table-cell office:value-type="float" office:value="91.414743">
            <text:p>91,41</text:p>
          </table:table-cell>
          <table:table-cell office:value-type="float" office:value="0.063455">
            <text:p>0,06</text:p>
          </table:table-cell>
          <table:table-cell office:value-type="float" office:value="-78.2654">
            <text:p>-78,27</text:p>
          </table:table-cell>
          <table:table-cell office:value-type="float" office:value="0.008466">
            <text:p>0,01</text:p>
          </table:table-cell>
          <table:table-cell office:value-type="float" office:value="0.055998">
            <text:p>0,06</text:p>
          </table:table-cell>
          <table:table-cell office:value-type="string">
            <text:p>TYPeg</text:p>
          </table:table-cell>
          <table:table-cell office:value-type="float" office:value="47534.855888">
            <text:p>47534,86</text:p>
          </table:table-cell>
          <table:table-cell table:formula="of:=[.N19]/365.25" office:value-type="float" office:value="130.143342609172">
            <text:p>130,14</text:p>
          </table:table-cell>
          <table:table-cell office:value-type="float" office:value="0.080611">
            <text:p>0,08</text:p>
          </table:table-cell>
          <table:table-cell office:value-type="float" office:value="0.637604">
            <text:p>0,64</text:p>
          </table:table-cell>
          <table:table-cell office:value-type="float" office:value="32.472589">
            <text:p>32,47</text:p>
          </table:table-cell>
          <table:table-cell/>
          <table:table-cell table:formula="of:=1/([.N19]/365.25)^2*(173.15*[.P19]/SQRT(1-[.Q19]^2*COS([.R19]*PI()/180)^2))^3" office:value-type="float" office:value="0.267993220753465">
            <text:p>2,68E-001</text:p>
          </table:table-cell>
        </table:table-row>
        <table:table-row table:style-name="ro1">
          <table:table-cell office:value-type="string">
            <text:p>TYPeg:</text:p>
          </table:table-cell>
          <table:table-cell office:value-type="string">
            <text:p>TZEri</text:p>
          </table:table-cell>
          <table:table-cell office:value-type="float" office:value="1.97">
            <text:p>1,97</text:p>
          </table:table-cell>
          <table:table-cell office:value-type="float" office:value="0.37">
            <text:p>0,37</text:p>
          </table:table-cell>
          <table:table-cell office:value-type="float" office:value="0.164094">
            <text:p>0,16</text:p>
          </table:table-cell>
          <table:table-cell office:value-type="float" office:value="1.294076">
            <text:p>1,29</text:p>
          </table:table-cell>
          <table:table-cell office:value-type="float" office:value="1.568609">
            <text:p>1,57</text:p>
          </table:table-cell>
          <table:table-cell office:value-type="float" office:value="49.429587">
            <text:p>49,43</text:p>
          </table:table-cell>
          <table:table-cell office:value-type="float" office:value="0.042589">
            <text:p>0,04</text:p>
          </table:table-cell>
          <table:table-cell office:value-type="float" office:value="18.1431">
            <text:p>18,14</text:p>
          </table:table-cell>
          <table:table-cell office:value-type="float" office:value="0.007135">
            <text:p>0,01</text:p>
          </table:table-cell>
          <table:table-cell office:value-type="float" office:value="0.049205">
            <text:p>0,05</text:p>
          </table:table-cell>
          <table:table-cell office:value-type="string">
            <text:p>TZEri</text:p>
          </table:table-cell>
          <table:table-cell office:value-type="float" office:value="18895.873802">
            <text:p>18895,87</text:p>
          </table:table-cell>
          <table:table-cell table:formula="of:=[.N20]/365.25" office:value-type="float" office:value="51.7340829623546">
            <text:p>51,73</text:p>
          </table:table-cell>
          <table:table-cell office:value-type="float" office:value="0.038539">
            <text:p>0,04</text:p>
          </table:table-cell>
          <table:table-cell office:value-type="float" office:value="0.177639">
            <text:p>0,18</text:p>
          </table:table-cell>
          <table:table-cell office:value-type="float" office:value="288.447996">
            <text:p>288,45</text:p>
          </table:table-cell>
          <table:table-cell/>
          <table:table-cell table:formula="of:=1/([.N20]/365.25)^2*(173.15*[.P20]/SQRT(1-[.Q20]^2*COS([.R20]*PI()/180)^2))^3" office:value-type="float" office:value="0.111551916185754">
            <text:p>1,12E-001</text:p>
          </table:table-cell>
        </table:table-row>
        <table:table-row table:style-name="ro1">
          <table:table-cell office:value-type="string">
            <text:p>TZEri:</text:p>
          </table:table-cell>
          <table:table-cell office:value-type="string">
            <text:p>UCep</text:p>
          </table:table-cell>
          <table:table-cell office:value-type="float" office:value="4.3">
            <text:p>4,3</text:p>
          </table:table-cell>
          <table:table-cell office:value-type="float" office:value="2.15">
            <text:p>2,15</text:p>
          </table:table-cell>
          <table:table-cell office:value-type="float" office:value="0.203831">
            <text:p>0,2</text:p>
          </table:table-cell>
          <table:table-cell office:value-type="float" office:value="2.545502">
            <text:p>2,55</text:p>
          </table:table-cell>
          <table:table-cell office:value-type="float" office:value="3.047693">
            <text:p>3,05</text:p>
          </table:table-cell>
          <table:table-cell office:value-type="float" office:value="85.076201">
            <text:p>85,08</text:p>
          </table:table-cell>
          <table:table-cell office:value-type="float" office:value="0.054981">
            <text:p>0,05</text:p>
          </table:table-cell>
          <table:table-cell office:value-type="float" office:value="84.1744">
            <text:p>84,17</text:p>
          </table:table-cell>
          <table:table-cell office:value-type="float" office:value="0.006825">
            <text:p>0,01</text:p>
          </table:table-cell>
          <table:table-cell office:value-type="float" office:value="0.066978">
            <text:p>0,07</text:p>
          </table:table-cell>
          <table:table-cell office:value-type="string">
            <text:p>UCep</text:p>
          </table:table-cell>
          <table:table-cell office:value-type="float" office:value="47988.421018">
            <text:p>47988,42</text:p>
          </table:table-cell>
          <table:table-cell table:formula="of:=[.N21]/365.25" office:value-type="float" office:value="131.385136257358">
            <text:p>131,39</text:p>
          </table:table-cell>
          <table:table-cell office:value-type="float" office:value="0.275599">
            <text:p>0,28</text:p>
          </table:table-cell>
          <table:table-cell office:value-type="float" office:value="0.11901">
            <text:p>0,12</text:p>
          </table:table-cell>
          <table:table-cell office:value-type="float" office:value="110.650168">
            <text:p>110,65</text:p>
          </table:table-cell>
          <table:table-cell/>
          <table:table-cell table:formula="of:=1/([.N21]/365.25)^2*(173.15*[.P21]/SQRT(1-[.Q21]^2*COS([.R21]*PI()/180)^2))^3" office:value-type="float" office:value="6.31184685917411">
            <text:p>6,31E+000</text:p>
          </table:table-cell>
        </table:table-row>
        <table:table-row table:style-name="ro1">
          <table:table-cell office:value-type="string">
            <text:p>UCep:</text:p>
          </table:table-cell>
          <table:table-cell office:value-type="string">
            <text:p>V442Cas</text:p>
          </table:table-cell>
          <table:table-cell office:value-type="float" office:value="1.75">
            <text:p>1,75</text:p>
          </table:table-cell>
          <table:table-cell office:value-type="float" office:value="0.32">
            <text:p>0,32</text:p>
          </table:table-cell>
          <table:table-cell office:value-type="float" office:value="1.610015">
            <text:p>1,61</text:p>
          </table:table-cell>
          <table:table-cell office:value-type="float" office:value="3.824499">
            <text:p>3,82</text:p>
          </table:table-cell>
          <table:table-cell office:value-type="float" office:value="4.972265">
            <text:p>4,97</text:p>
          </table:table-cell>
          <table:table-cell office:value-type="float" office:value="86.180632">
            <text:p>86,18</text:p>
          </table:table-cell>
          <table:table-cell office:value-type="float" office:value="0.118313">
            <text:p>0,12</text:p>
          </table:table-cell>
          <table:table-cell office:value-type="float" office:value="0">
            <text:p>0</text:p>
          </table:table-cell>
          <table:table-cell office:value-type="float" office:value="0.009835">
            <text:p>0,01</text:p>
          </table:table-cell>
          <table:table-cell office:value-type="float" office:value="0.058502">
            <text:p>0,06</text:p>
          </table:table-cell>
          <table:table-cell office:value-type="string">
            <text:p>V442Cas</text:p>
          </table:table-cell>
          <table:table-cell office:value-type="float" office:value="33666.421252">
            <text:p>33666,42</text:p>
          </table:table-cell>
          <table:table-cell table:formula="of:=[.N22]/365.25" office:value-type="float" office:value="92.1736379247091">
            <text:p>92,17</text:p>
          </table:table-cell>
          <table:table-cell office:value-type="float" office:value="0.1296">
            <text:p>0,13</text:p>
          </table:table-cell>
          <table:table-cell office:value-type="float" office:value="0.592127">
            <text:p>0,59</text:p>
          </table:table-cell>
          <table:table-cell office:value-type="float" office:value="334.945999">
            <text:p>334,95</text:p>
          </table:table-cell>
          <table:table-cell/>
          <table:table-cell table:formula="of:=1/([.N22]/365.25)^2*(173.15*[.P22]/SQRT(1-[.Q22]^2*COS([.R22]*PI()/180)^2))^3" office:value-type="float" office:value="2.21263825597991">
            <text:p>2,21E+000</text:p>
          </table:table-cell>
        </table:table-row>
        <table:table-row table:style-name="ro2">
          <table:table-cell office:value-type="string">
            <text:p>V442Cas:</text:p>
          </table:table-cell>
          <table:table-cell office:value-type="string">
            <text:p>V602Aql</text:p>
          </table:table-cell>
          <table:table-cell office:value-type="float" office:value="2.15">
            <text:p>2,15</text:p>
          </table:table-cell>
          <table:table-cell office:value-type="float" office:value="1.85">
            <text:p>1,85</text:p>
          </table:table-cell>
          <table:table-cell office:value-type="float" office:value="0.793246">
            <text:p>0,79</text:p>
          </table:table-cell>
          <table:table-cell office:value-type="float" office:value="3.568381">
            <text:p>3,57</text:p>
          </table:table-cell>
          <table:table-cell office:value-type="float" office:value="4.426128">
            <text:p>4,43</text:p>
          </table:table-cell>
          <table:table-cell office:value-type="float" office:value="87.845504">
            <text:p>87,85</text:p>
          </table:table-cell>
          <table:table-cell office:value-type="float" office:value="0.105656">
            <text:p>0,11</text:p>
          </table:table-cell>
          <table:table-cell office:value-type="float" office:value="0">
            <text:p>0</text:p>
          </table:table-cell>
          <table:table-cell office:value-type="float" office:value="0.008248">
            <text:p>0,01</text:p>
          </table:table-cell>
          <table:table-cell office:value-type="float" office:value="0.0648">
            <text:p>0,06</text:p>
          </table:table-cell>
          <table:table-cell office:value-type="string">
            <text:p>V602Aql</text:p>
          </table:table-cell>
          <table:table-cell office:value-type="float" office:value="42120.955676">
            <text:p>42120,96</text:p>
          </table:table-cell>
          <table:table-cell table:formula="of:=[.N23]/365.25" office:value-type="float" office:value="115.320891652293">
            <text:p>115,32</text:p>
          </table:table-cell>
          <table:table-cell office:value-type="float" office:value="0.142283">
            <text:p>0,14</text:p>
          </table:table-cell>
          <table:table-cell office:value-type="float" office:value="0.725618">
            <text:p>0,73</text:p>
          </table:table-cell>
          <table:table-cell office:value-type="float" office:value="275.681282">
            <text:p>275,68</text:p>
          </table:table-cell>
          <table:table-cell/>
          <table:table-cell table:formula="of:=1/([.N23]/365.25)^2*(173.15*[.P23]/SQRT(1-[.Q23]^2*COS([.R23]*PI()/180)^2))^3" office:value-type="float" office:value="1.13313227347987">
            <text:p>1,13E+000</text:p>
          </table:table-cell>
        </table:table-row>
        <table:table-row table:style-name="ro2">
          <table:table-cell office:value-type="string">
            <text:p>V602Aql:</text:p>
          </table:table-cell>
          <table:table-cell office:value-type="string">
            <text:p>V913Oph</text:p>
          </table:table-cell>
          <table:table-cell table:number-columns-repeated="2" office:value-type="float" office:value="1">
            <text:p>1</text:p>
          </table:table-cell>
          <table:table-cell office:value-type="float" office:value="0.216066">
            <text:p>0,22</text:p>
          </table:table-cell>
          <table:table-cell office:value-type="float" office:value="1.341075">
            <text:p>1,34</text:p>
          </table:table-cell>
          <table:table-cell office:value-type="float" office:value="1.6394">
            <text:p>1,64</text:p>
          </table:table-cell>
          <table:table-cell office:value-type="float" office:value="49.738183">
            <text:p>49,74</text:p>
          </table:table-cell>
          <table:table-cell office:value-type="float" office:value="0.046874">
            <text:p>0,05</text:p>
          </table:table-cell>
          <table:table-cell office:value-type="float" office:value="18.6583">
            <text:p>18,66</text:p>
          </table:table-cell>
          <table:table-cell office:value-type="float" office:value="0.005249">
            <text:p>0,01</text:p>
          </table:table-cell>
          <table:table-cell office:value-type="float" office:value="0.038056">
            <text:p>0,04</text:p>
          </table:table-cell>
          <table:table-cell office:value-type="string">
            <text:p>V913Oph</text:p>
          </table:table-cell>
          <table:table-cell office:value-type="float" office:value="24784.264054">
            <text:p>24784,26</text:p>
          </table:table-cell>
          <table:table-cell table:formula="of:=[.N24]/365.25" office:value-type="float" office:value="67.8556168487337">
            <text:p>67,86</text:p>
          </table:table-cell>
          <table:table-cell office:value-type="float" office:value="0.057764">
            <text:p>0,06</text:p>
          </table:table-cell>
          <table:table-cell office:value-type="float" office:value="0.392348">
            <text:p>0,39</text:p>
          </table:table-cell>
          <table:table-cell office:value-type="float" office:value="195.255199">
            <text:p>195,26</text:p>
          </table:table-cell>
          <table:table-cell/>
          <table:table-cell table:formula="of:=1/([.N24]/365.25)^2*(173.15*[.P24]/SQRT(1-[.Q24]^2*COS([.R24]*PI()/180)^2))^3" office:value-type="float" office:value="0.2740369028864">
            <text:p>2,74E-001</text:p>
          </table:table-cell>
        </table:table-row>
        <table:table-row table:style-name="ro1">
          <table:table-cell office:value-type="string">
            <text:p>V913Oph:</text:p>
          </table:table-cell>
          <table:table-cell office:value-type="string">
            <text:p>XYLeo</text:p>
          </table:table-cell>
          <table:table-cell office:value-type="float" office:value="1.45">
            <text:p>1,45</text:p>
          </table:table-cell>
          <table:table-cell office:value-type="float" office:value="0.57">
            <text:p>0,57</text:p>
          </table:table-cell>
          <table:table-cell office:value-type="float" office:value="0.203392">
            <text:p>0,2</text:p>
          </table:table-cell>
          <table:table-cell office:value-type="float" office:value="1.31192">
            <text:p>1,31</text:p>
          </table:table-cell>
          <table:table-cell office:value-type="float" office:value="1.60139">
            <text:p>1,6</text:p>
          </table:table-cell>
          <table:table-cell office:value-type="float" office:value="19.562513">
            <text:p>19,56</text:p>
          </table:table-cell>
          <table:table-cell office:value-type="float" office:value="0.024647">
            <text:p>0,02</text:p>
          </table:table-cell>
          <table:table-cell office:value-type="float" office:value="0.0865">
            <text:p>0,09</text:p>
          </table:table-cell>
          <table:table-cell office:value-type="float" office:value="0.000778">
            <text:p>0</text:p>
          </table:table-cell>
          <table:table-cell office:value-type="float" office:value="0.010692">
            <text:p>0,01</text:p>
          </table:table-cell>
          <table:table-cell office:value-type="string">
            <text:p>XYLeo</text:p>
          </table:table-cell>
          <table:table-cell office:value-type="float" office:value="6912.635715">
            <text:p>6912,64</text:p>
          </table:table-cell>
          <table:table-cell table:formula="of:=[.N25]/365.25" office:value-type="float" office:value="18.9257651334702">
            <text:p>18,93</text:p>
          </table:table-cell>
          <table:table-cell office:value-type="float" office:value="0.025847">
            <text:p>0,03</text:p>
          </table:table-cell>
          <table:table-cell office:value-type="float" office:value="0.182168">
            <text:p>0,18</text:p>
          </table:table-cell>
          <table:table-cell office:value-type="float" office:value="144.326934">
            <text:p>144,33</text:p>
          </table:table-cell>
          <table:table-cell/>
          <table:table-cell table:formula="of:=1/([.N25]/365.25)^2*(173.15*[.P25]/SQRT(1-[.Q25]^2*COS([.R25]*PI()/180)^2))^3" office:value-type="float" office:value="0.258711633496842">
            <text:p>2,59E-001</text:p>
          </table:table-cell>
        </table:table-row>
        <table:table-row table:style-name="ro1">
          <table:table-cell office:value-type="string">
            <text:p>XYLeo:</text:p>
          </table:table-cell>
          <table:table-cell office:value-type="string">
            <text:p>YCam</text:p>
          </table:table-cell>
          <table:table-cell office:value-type="float" office:value="1.75">
            <text:p>1,75</text:p>
          </table:table-cell>
          <table:table-cell office:value-type="float" office:value="0.35">
            <text:p>0,35</text:p>
          </table:table-cell>
          <table:table-cell office:value-type="float" office:value="11.856279">
            <text:p>11,86</text:p>
          </table:table-cell>
          <table:table-cell office:value-type="float" office:value="15.327631">
            <text:p>15,33</text:p>
          </table:table-cell>
          <table:table-cell office:value-type="float" office:value="21.919178">
            <text:p>21,92</text:p>
          </table:table-cell>
          <table:table-cell office:value-type="float" office:value="108.054063">
            <text:p>108,05</text:p>
          </table:table-cell>
          <table:table-cell office:value-type="float" office:value="0.293301">
            <text:p>0,29</text:p>
          </table:table-cell>
          <table:table-cell office:value-type="float" office:value="0">
            <text:p>0</text:p>
          </table:table-cell>
          <table:table-cell office:value-type="float" office:value="0.00905">
            <text:p>0,01</text:p>
          </table:table-cell>
          <table:table-cell office:value-type="float" office:value="0.055613">
            <text:p>0,06</text:p>
          </table:table-cell>
          <table:table-cell office:value-type="string">
            <text:p>YCam</text:p>
          </table:table-cell>
          <table:table-cell office:value-type="float" office:value="41135.065198">
            <text:p>41135,07</text:p>
          </table:table-cell>
          <table:table-cell table:formula="of:=[.N26]/365.25" office:value-type="float" office:value="112.621670631075">
            <text:p>112,62</text:p>
          </table:table-cell>
          <table:table-cell office:value-type="float" office:value="0.309578">
            <text:p>0,31</text:p>
          </table:table-cell>
          <table:table-cell office:value-type="float" office:value="0.388246">
            <text:p>0,39</text:p>
          </table:table-cell>
          <table:table-cell office:value-type="float" office:value="65.506566">
            <text:p>65,51</text:p>
          </table:table-cell>
          <table:table-cell/>
          <table:table-cell table:formula="of:=1/([.N26]/365.25)^2*(173.15*[.P26]/SQRT(1-[.Q26]^2*COS([.R26]*PI()/180)^2))^3" office:value-type="float" office:value="12.6309054234956">
            <text:p>1,26E+001</text:p>
          </table:table-cell>
        </table:table-row>
        <table:table-row table:style-name="ro1">
          <table:table-cell office:value-type="string">
            <text:p>YCam:</text:p>
          </table:table-cell>
          <table:table-cell office:value-type="string">
            <text:p>YLeo</text:p>
          </table:table-cell>
          <table:table-cell office:value-type="float" office:value="1.9">
            <text:p>1,9</text:p>
          </table:table-cell>
          <table:table-cell office:value-type="float" office:value="0.56">
            <text:p>0,56</text:p>
          </table:table-cell>
          <table:table-cell office:value-type="float" office:value="0.313681">
            <text:p>0,31</text:p>
          </table:table-cell>
          <table:table-cell office:value-type="float" office:value="1.779923">
            <text:p>1,78</text:p>
          </table:table-cell>
          <table:table-cell office:value-type="float" office:value="2.18381">
            <text:p>2,18</text:p>
          </table:table-cell>
          <table:table-cell office:value-type="float" office:value="105.191301">
            <text:p>105,19</text:p>
          </table:table-cell>
          <table:table-cell office:value-type="float" office:value="0.08737">
            <text:p>0,09</text:p>
          </table:table-cell>
          <table:table-cell office:value-type="float" office:value="-5.9292">
            <text:p>-5,93</text:p>
          </table:table-cell>
          <table:table-cell office:value-type="float" office:value="0.004616">
            <text:p>0</text:p>
          </table:table-cell>
          <table:table-cell office:value-type="float" office:value="0.037426">
            <text:p>0,04</text:p>
          </table:table-cell>
          <table:table-cell office:value-type="string">
            <text:p>YLeo</text:p>
          </table:table-cell>
          <table:table-cell office:value-type="float" office:value="32972.35704">
            <text:p>32972,36</text:p>
          </table:table-cell>
          <table:table-cell table:formula="of:=[.N27]/365.25" office:value-type="float" office:value="90.2733936755647">
            <text:p>90,27</text:p>
          </table:table-cell>
          <table:table-cell office:value-type="float" office:value="0.052969">
            <text:p>0,05</text:p>
          </table:table-cell>
          <table:table-cell office:value-type="float" office:value="0.107424">
            <text:p>0,11</text:p>
          </table:table-cell>
          <table:table-cell office:value-type="float" office:value="316.087927">
            <text:p>316,09</text:p>
          </table:table-cell>
          <table:table-cell/>
          <table:table-cell table:formula="of:=1/([.N27]/365.25)^2*(173.15*[.P27]/SQRT(1-[.Q27]^2*COS([.R27]*PI()/180)^2))^3" office:value-type="float" office:value="0.0955270796237089">
            <text:p>9,55E-002</text:p>
          </table:table-cell>
        </table:table-row>
        <table:table-row table:style-name="ro1">
          <table:table-cell office:value-type="string">
            <text:p>YLeo:</text:p>
          </table:table-cell>
          <table:table-cell office:value-type="string">
            <text:p>YPsc</text:p>
          </table:table-cell>
          <table:table-cell office:value-type="float" office:value="2.8">
            <text:p>2,8</text:p>
          </table:table-cell>
          <table:table-cell office:value-type="float" office:value="0.7">
            <text:p>0,7</text:p>
          </table:table-cell>
          <table:table-cell office:value-type="float" office:value="0.106031">
            <text:p>0,11</text:p>
          </table:table-cell>
          <table:table-cell office:value-type="float" office:value="1.357548">
            <text:p>1,36</text:p>
          </table:table-cell>
          <table:table-cell office:value-type="float" office:value="1.624474">
            <text:p>1,62</text:p>
          </table:table-cell>
          <table:table-cell office:value-type="float" office:value="38.290253">
            <text:p>38,29</text:p>
          </table:table-cell>
          <table:table-cell office:value-type="float" office:value="0.031056">
            <text:p>0,03</text:p>
          </table:table-cell>
          <table:table-cell office:value-type="float" office:value="-61.7799">
            <text:p>-61,78</text:p>
          </table:table-cell>
          <table:table-cell office:value-type="float" office:value="0.01031">
            <text:p>0,01</text:p>
          </table:table-cell>
          <table:table-cell office:value-type="float" office:value="0.071923">
            <text:p>0,07</text:p>
          </table:table-cell>
          <table:table-cell office:value-type="string">
            <text:p>YPsc</text:p>
          </table:table-cell>
          <table:table-cell office:value-type="float" office:value="11825.607933">
            <text:p>11825,61</text:p>
          </table:table-cell>
          <table:table-cell table:formula="of:=[.N28]/365.25" office:value-type="float" office:value="32.3767499876797">
            <text:p>32,38</text:p>
          </table:table-cell>
          <table:table-cell office:value-type="float" office:value="0.03037">
            <text:p>0,03</text:p>
          </table:table-cell>
          <table:table-cell office:value-type="float" office:value="0.60627">
            <text:p>0,61</text:p>
          </table:table-cell>
          <table:table-cell office:value-type="float" office:value="171.947737">
            <text:p>171,95</text:p>
          </table:table-cell>
          <table:table-cell/>
          <table:table-cell table:formula="of:=1/([.N28]/365.25)^2*(173.15*[.P28]/SQRT(1-[.Q28]^2*COS([.R28]*PI()/180)^2))^3" office:value-type="float" office:value="0.271158354974102">
            <text:p>2,71E-001</text:p>
          </table:table-cell>
        </table:table-row>
        <table:table-row table:style-name="ro1">
          <table:table-cell office:value-type="string">
            <text:p>YPsc:</text:p>
          </table:table-cell>
          <table:table-cell office:value-type="string">
            <text:p>YZAql</text:p>
          </table:table-cell>
          <table:table-cell office:value-type="float" office:value="2.05">
            <text:p>2,05</text:p>
          </table:table-cell>
          <table:table-cell office:value-type="float" office:value="0.6">
            <text:p>0,6</text:p>
          </table:table-cell>
          <table:table-cell office:value-type="float" office:value="14.466088">
            <text:p>14,47</text:p>
          </table:table-cell>
          <table:table-cell office:value-type="float" office:value="18.825434">
            <text:p>18,83</text:p>
          </table:table-cell>
          <table:table-cell office:value-type="float" office:value="26.879911">
            <text:p>26,88</text:p>
          </table:table-cell>
          <table:table-cell office:value-type="float" office:value="46.382551">
            <text:p>46,38</text:p>
          </table:table-cell>
          <table:table-cell office:value-type="float" office:value="0.181676">
            <text:p>0,18</text:p>
          </table:table-cell>
          <table:table-cell office:value-type="float" office:value="0">
            <text:p>0</text:p>
          </table:table-cell>
          <table:table-cell office:value-type="float" office:value="0.012793">
            <text:p>0,01</text:p>
          </table:table-cell>
          <table:table-cell office:value-type="float" office:value="0.075693">
            <text:p>0,08</text:p>
          </table:table-cell>
          <table:table-cell office:value-type="string">
            <text:p>YZAql</text:p>
          </table:table-cell>
          <table:table-cell office:value-type="float" office:value="16581.832027">
            <text:p>16581,83</text:p>
          </table:table-cell>
          <table:table-cell table:formula="of:=[.N29]/365.25" office:value-type="float" office:value="45.3985818672142">
            <text:p>45,4</text:p>
          </table:table-cell>
          <table:table-cell office:value-type="float" office:value="0.199361">
            <text:p>0,2</text:p>
          </table:table-cell>
          <table:table-cell office:value-type="float" office:value="0.516319">
            <text:p>0,52</text:p>
          </table:table-cell>
          <table:table-cell office:value-type="float" office:value="102.862815">
            <text:p>102,86</text:p>
          </table:table-cell>
          <table:table-cell/>
          <table:table-cell table:formula="of:=1/([.N29]/365.25)^2*(173.15*[.P29]/SQRT(1-[.Q29]^2*COS([.R29]*PI()/180)^2))^3" office:value-type="float" office:value="20.3595162482936">
            <text:p>2,04E+001</text:p>
          </table:table-cell>
        </table:table-row>
        <table:table-row table:style-name="ro1">
          <table:table-cell office:value-type="string">
            <text:p>YZAql:</text:p>
          </table:table-cell>
          <table:table-cell table:number-columns-repeated="18"/>
          <table:table-cell table:style-name="Default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6">06.06.2012</text:date>, <text:time>15:02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ian jabłeka</meta:initial-creator>
    <meta:creation-date>2012-06-06T14:46:05</meta:creation-date>
    <dc:date>2012-06-06T15:02:26</dc:date>
    <dc:creator>damian jabłeka</dc:creator>
    <meta:editing-duration>PT00H04M52S</meta:editing-duration>
    <meta:editing-cycles>1</meta:editing-cycles>
    <meta:document-statistic meta:table-count="3" meta:cell-count="551" meta:object-count="0"/>
    <meta:generator>OpenOffice.org/3.2$Unix OpenOffice.org_project/320m19$Build-9505</meta:generator>
  </office:meta>
</office:document-meta>
</file>